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d61" officeooo:paragraph-rsid="00057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20:43:52.023589381</meta:creation-date>
    <dc:date>2022-05-05T20:44:48.293376857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7.2$Linux_X86_64 LibreOffice_project/40$Build-2</meta:generator>
  </office:meta>
</office:document-meta>
</file>